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5" style:family="table-cell" style:parent-style-name="Default" style:data-style-name="N36">
      <style:table-cell-properties fo:border-top="thin double #000000" fo:border-bottom="none" fo:border-left="none" fo:border-right="none"/>
    </style:style>
    <style:style style:name="co1" style:family="table-column">
      <style:table-column-properties fo:break-before="auto" style:column-width="9.33979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3.65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heili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3" table:style-name="ce2"/>
          <table:table-cell office:value-type="float" office:value="2.5" table:style-name="ce2">
            <text:p>2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Softwarekomponentendiagramms</text:p>
          </table:table-cell>
          <table:table-cell table:style-name="ce2"/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2" table:style-name="ce3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2.5" table:style-name="ce3">
            <text:p>2,5 Std.</text:p>
          </table:table-cell>
          <table:table-cell table:number-columns-repeated="5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en der Basissoftware</text:p>
          </table:table-cell>
          <table:table-cell office:value-type="float" office:value="3" table:style-name="ce3">
            <text:p>3,0 Std.</text:p>
          </table:table-cell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office:value-type="float" office:value="6" table:style-name="ce2">
            <text:p>6,0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2" table:style-name="ce2"/>
          <table:table-cell office:value-type="float" office:value="11" table:style-name="ce2">
            <text:p>11,0 Std.</text:p>
          </table:table-cell>
          <table:table-cell table:number-columns-repeated="2" table:style-name="ce2"/>
          <table:table-cell office:value-type="float" office:value="11" table:style-name="ce2">
            <text:p>11,0 Std.</text:p>
          </table:table-cell>
          <table:table-cell table:number-columns-repeated="2" table:style-name="ce2"/>
          <table:table-cell office:value-type="float" office:value="9" table:style-name="ce2">
            <text:p>9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Generatoren</text:p>
          </table:table-cell>
          <table:table-cell office:value-type="float" office:value="1" table:style-name="ce3">
            <text:p>1,0 Std.</text:p>
          </table:table-cell>
          <table:table-cell table:style-name="ce2"/>
          <table:table-cell office:value-type="float" office:value="7" table:style-name="ce2">
            <text:p>7,0 Std.</text:p>
          </table:table-cell>
          <table:table-cell table:number-columns-repeated="2" table:style-name="ce2"/>
          <table:table-cell office:value-type="float" office:value="19" table:style-name="ce2">
            <text:p>19,0 Std.</text:p>
          </table:table-cell>
          <table:table-cell table:number-columns-repeated="2" table:style-name="ce2"/>
          <table:table-cell office:value-type="float" office:value="12" table:style-name="ce2">
            <text:p>12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s</text:p>
          </table:table-cell>
          <table:table-cell office:value-type="float" office:value="2" table:style-name="ce2">
            <text:p>2,0 Std.</text:p>
          </table:table-cell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Gesamtintegration und Anpassung der gesamten Software (Merging)</text:p>
          </table:table-cell>
          <table:table-cell table:style-name="ce3"/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11" table:style-name="ce2">
            <text:p>11,0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office:value-type="float" office:value="12" table:style-name="ce2">
            <text:p>12,0 Std.</text:p>
          </table:table-cell>
          <table:table-cell table:style-name="ce2"/>
          <table:table-cell office:value-type="float" office:value="15.5" table:style-name="ce2">
            <text:p>15,5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orbereiten der Präsentation</text:p>
          </table:table-cell>
          <table:table-cell office:value-type="float" office:value="4" table:style-name="ce2">
            <text:p>4,0 Std.</text:p>
          </table:table-cell>
          <table:table-cell office:value-type="float" office:value="2" table:style-name="ce2">
            <text:p>2,0 Std.</text:p>
          </table:table-cell>
          <table:table-cell office:value-type="float" office:value="2" table:style-name="ce2">
            <text:p>2,0 Std.</text:p>
          </table:table-cell>
          <table:table-cell office:value-type="float" office:value="4" table:style-name="ce2">
            <text:p>4,0 Std.</text:p>
          </table:table-cell>
          <table:table-cell office:value-type="float" office:value="3.5" table:style-name="ce2">
            <text:p>3,5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style-name="ce2"/>
          <table:table-cell office:value-type="float" office:value="2.5" table:style-name="ce2">
            <text:p>2,5 Std.</text:p>
          </table:table-cell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okumentation</text:p>
          </table:table-cell>
          <table:table-cell table:style-name="ce3"/>
          <table:table-cell table:style-name="ce2"/>
          <table:table-cell office:value-type="float" office:value="3" table:style-name="ce2">
            <text:p>3,0 Std.</text:p>
          </table:table-cell>
          <table:table-cell office:value-type="float" office:value="4" table:style-name="ce2">
            <text:p>4,0 Std.</text:p>
          </table:table-cell>
          <table:table-cell office:value-type="float" office:value="1.5" table:style-name="ce2">
            <text:p>1,5 Std.</text:p>
          </table:table-cell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3" table:style-name="ce2">
            <text:p>3,0 Std.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string" table:style-name="ce4">
            <text:p>Summe</text:p>
          </table:table-cell>
          <table:table-cell office:value-type="float" office:value="20.5" table:formula="of:=SUM([.B2:.B20])" table:style-name="ce5">
            <text:p>20,5 Std.</text:p>
          </table:table-cell>
          <table:table-cell office:value-type="float" office:value="30" table:formula="of:=SUM([.C2:.C20])" table:style-name="ce5">
            <text:p>30,0 Std.</text:p>
          </table:table-cell>
          <table:table-cell office:value-type="float" office:value="23" table:formula="of:=SUM([.D2:.D20])" table:style-name="ce5">
            <text:p>23,0 Std.</text:p>
          </table:table-cell>
          <table:table-cell office:value-type="float" office:value="27" table:formula="of:=SUM([.E2:.E20])" table:style-name="ce5">
            <text:p>27,0 Std.</text:p>
          </table:table-cell>
          <table:table-cell office:value-type="float" office:value="24" table:formula="of:=SUM([.F2:.F20])" table:style-name="ce5">
            <text:p>24,0 Std.</text:p>
          </table:table-cell>
          <table:table-cell office:value-type="float" office:value="36" table:formula="of:=SUM([.G2:.G20])" table:style-name="ce5">
            <text:p>36,0 Std.</text:p>
          </table:table-cell>
          <table:table-cell office:value-type="float" office:value="33" table:formula="of:=SUM([.H2:.H20])" table:style-name="ce5">
            <text:p>33,0 Std.</text:p>
          </table:table-cell>
          <table:table-cell office:value-type="float" office:value="19.5" table:formula="of:=SUM([.I2:.I20])" table:style-name="ce5">
            <text:p>19,5 Std.</text:p>
          </table:table-cell>
          <table:table-cell office:value-type="float" office:value="36.5" table:formula="of:=SUM([.J2:.J20])" table:style-name="ce5">
            <text:p>36,5 Std.</text:p>
          </table:table-cell>
          <table:table-cell office:value-type="float" office:value="18.5" table:formula="of:=SUM([.K2:.K20])" table:style-name="ce5">
            <text:p>18,5 Std.</text:p>
          </table:table-cell>
          <table:table-cell office:value-type="float" office:value="25.5" table:formula="of:=SUM([.L2:.L20])" table:style-name="ce5">
            <text:p>25,5 Std.</text:p>
          </table:table-cell>
          <table:table-cell table:number-columns-repeated="16372" table:style-name="ce4"/>
        </table:table-row>
        <table:table-row table:number-rows-repeated="4"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lxg</dc:creator>
    <meta:creation-date>2018-05-28T20:52:08Z</meta:creation-date>
    <dc:date>2018-07-11T12:44:16Z</dc:date>
    <meta:editing-cycles>15</meta:editing-cycles>
    <meta:editing-duration>PT0S</meta:editing-duration>
  </office:meta>
</office:document-meta>
</file>